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600000016D79900AD7C6365E7.png" manifest:media-type="image/png"/>
  <manifest:file-entry manifest:full-path="Pictures/1000020100000016000000161BF2F4D0095708C7.png" manifest:media-type="image/png"/>
  <manifest:file-entry manifest:full-path="Pictures/100002D3000002510000025164BE53618D086530.svg" manifest:media-type="image/svg+xml"/>
  <manifest:file-entry manifest:full-path="Pictures/1000028A0000025100000251535FCF65255D849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officeooo:paragraph-rsid="001e4c45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 fo:color="#2d2d2d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 Toffee Ever - Super Easy</text:p>
      <text:p text:style-name="Text_20_body"><draw:frame draw:style-name="fr1" draw:name="Image2" text:anchor-type="as-char" svg:width="0.2083in" svg:height="0.2083in" draw:z-index="0"><draw:image xlink:href="Pictures/1000028A0000025100000251535FCF65255D8491.svg" xlink:type="simple" xlink:show="embed" xlink:actuate="onLoad"/><draw:image xlink:href="Pictures/100002010000001600000016D79900AD7C6365E7.png" xlink:type="simple" xlink:show="embed" xlink:actuate="onLoad"/></draw:frame><draw:frame draw:style-name="fr1" draw:name="Image3" text:anchor-type="as-char" svg:width="0.2083in" svg:height="0.2083in" draw:z-index="1"><draw:image xlink:href="Pictures/1000028A0000025100000251535FCF65255D8491.svg" xlink:type="simple" xlink:show="embed" xlink:actuate="onLoad"/><draw:image xlink:href="Pictures/100002010000001600000016D79900AD7C6365E7.png" xlink:type="simple" xlink:show="embed" xlink:actuate="onLoad"/></draw:frame><draw:frame draw:style-name="fr1" draw:name="Image4" text:anchor-type="as-char" svg:width="0.2083in" svg:height="0.2083in" draw:z-index="2"><draw:image xlink:href="Pictures/1000028A0000025100000251535FCF65255D8491.svg" xlink:type="simple" xlink:show="embed" xlink:actuate="onLoad"/><draw:image xlink:href="Pictures/100002010000001600000016D79900AD7C6365E7.png" xlink:type="simple" xlink:show="embed" xlink:actuate="onLoad"/></draw:frame><draw:frame draw:style-name="fr1" draw:name="Image5" text:anchor-type="as-char" svg:width="0.2083in" svg:height="0.2083in" draw:z-index="3"><draw:image xlink:href="Pictures/1000028A0000025100000251535FCF65255D8491.svg" xlink:type="simple" xlink:show="embed" xlink:actuate="onLoad"/><draw:image xlink:href="Pictures/100002010000001600000016D79900AD7C6365E7.png" xlink:type="simple" xlink:show="embed" xlink:actuate="onLoad"/></draw:frame><draw:frame draw:style-name="fr1" draw:name="Image6" text:anchor-type="as-char" svg:width="0.2083in" svg:height="0.2083in" draw:z-index="4"><draw:image xlink:href="Pictures/100002D3000002510000025164BE53618D086530.svg" xlink:type="simple" xlink:show="embed" xlink:actuate="onLoad"/><draw:image xlink:href="Pictures/1000020100000016000000161BF2F4D0095708C7.png" xlink:type="simple" xlink:show="embed" xlink:actuate="onLoad"/></draw:frame></text:p>
      <text:list xml:id="list7790728531965432926" text:style-name="L1">
        <text:list-item>
          <text:p text:style-name="P2">Prep 5 m</text:p>
        </text:list-item>
        <text:list-item>
          <text:p text:style-name="P2">Cook 15 m</text:p>
        </text:list-item>
        <text:list-item>
          <text:p text:style-name="P2">Ready In 1 h 20 m</text:p>
        </text:list-item>
      </text:list>
      <text:p text:style-name="P9">Recipe By:FUNKYSEAMONKEY</text:p>
      <text:p text:style-name="Text_20_body">"Chocolate and almonds top off a rich buttery toffee. A simple recipe that you could easily remember and whip up any time. I always get compliments and requests for more. Use any type of nut that you like in place of the almonds."</text:p>
      <text:h text:style-name="Heading_20_2" text:outline-level="2">Ingredients</text:h>
      <text:list xml:id="list7992758091109151114" text:style-name="L2">
        <text:list-item>
          <text:p text:style-name="P6">2 cups butter</text:p>
        </text:list-item>
        <text:list-item>
          <text:p text:style-name="P6">2 cups white sugar</text:p>
        </text:list-item>
        <text:list-item>
          <text:p text:style-name="P3">1/4 teaspoon salt</text:p>
        </text:list-item>
      </text:list>
      <text:p text:style-name="Text_20_body"> </text:p>
      <text:list xml:id="list4856824713168720178" text:style-name="L3">
        <text:list-item>
          <text:p text:style-name="P7">2 cups semisweet chocolate chips</text:p>
        </text:list-item>
        <text:list-item>
          <text:p text:style-name="P4">1 cup finely chopped almonds</text:p>
        </text:list-item>
      </text:list>
      <text:h text:style-name="Heading_20_2" text:outline-level="2">Directions</text:h>
      <text:list xml:id="list4977570195335405962" text:style-name="L4">
        <text:list-item>
          <text:p text:style-name="P8">In a large heavy bottomed saucepan, combine the butter, sugar and salt. Cook over medium heat, stirring until the butter is melted. Allow to come to a boil, and cook until the mixture becomes a dark amber color, and the temperature has reached 285 degrees F (137 degrees C). Stir occasionally.</text:p>
        </text:list-item>
        <text:list-item>
          <text:p text:style-name="P8">While the toffee is cooking, cover a large baking sheet with aluminum foil or parchment paper.</text:p>
        </text:list-item>
        <text:list-item>
          <text:p text:style-name="P8">As soon as the toffee reaches the proper temperature, pour it out onto the prepared baking sheet. Sprinkle the chocolate over the top, and let it set for a minute or two to soften. Spread the chocolate into a thin even layer once it is melted. Sprinkle the nuts over the chocolate, and press in slightly. Putting a plastic bag over your hand will minimize the mess.</text:p>
        </text:list-item>
        <text:list-item>
          <text:p text:style-name="P5">Place the toffee in the refrigerator to chill until set. Break into pieces, and store in an airtight contain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5:26:39.834984849</meta:creation-date>
    <meta:print-date>2016-12-22T15:27:33.175330392</meta:print-date>
    <dc:date>2016-12-23T08:37:05.812951833</dc:date>
    <meta:editing-duration>PT17H15S</meta:editing-duration>
    <meta:editing-cycles>1</meta:editing-cycles>
    <meta:document-statistic meta:table-count="0" meta:image-count="5" meta:object-count="0" meta:page-count="1" meta:paragraph-count="19" meta:word-count="250" meta:character-count="1326" meta:non-whitespace-character-count="1104"/>
    <meta:generator>LibreOffice/5.1.4.2$Linux_X86_64 LibreOffice_project/10m0$Build-2</meta:generator>
  </office:meta>
</office:document-meta>
</file>